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5" style:family="text">
      <style:text-properties officeooo:rsid="038d9d4d"/>
    </style:style>
    <style:style style:name="T56" style:family="text">
      <style:text-properties officeooo:rsid="038dd9cf"/>
    </style:style>
    <style:style style:name="T57" style:family="text">
      <style:text-properties officeooo:rsid="0025668c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5"/>
      <text:p text:style-name="P26">References</text:p>
      <text:p text:style-name="P27"><text:span text:style-name="Strong_20_Emphasis"><text:span text:style-name="T50">GD</text:span></text:span><text:span text:style-name="Strong_20_Emphasis"><text:span text:style-name="T51">P</text:span></text:span><text:span text:style-name="Strong_20_Emphasis"><text:span text:style-name="T50">R</text:span></text:span><text:span text:style-name="T52"> (</text:span>2018<text:span text:style-name="T52">) </text:span><text:span text:style-name="Emphasis"><text:span text:style-name="T52">General Data Protection Regulation.</text:span></text:span><text:span text:style-name="T52"> Available at: </text:span><text:a xlink:type="simple" xlink:href="https://gdpr-info.eu/" text:style-name="Internet_20_link" text:visited-style-name="Visited_20_Internet_20_Link"><text:span text:style-name="T52">https://gdpr-info.eu/</text:span></text:a><text:span text:style-name="T52"> (</text:span><text:span text:style-name="T53">Accessed: </text:span><text:span text:style-name="T54">5 </text:span><text:span text:style-name="T53"><text:s/></text:span><text:span text:style-name="T54">May</text:span><text:span text:style-name="T53"> 2026</text:span><text:span text:style-name="T52">).</text:span></text:p>
      <text:p text:style-name="P28"><text:span text:style-name="Strong_20_Emphasis">Data Protection Act 2018</text:span> (2018) <text:span text:style-name="Emphasis">c.12.</text:span> London: The Stationery Office. <text:span text:style-name="T55">Available at: </text:span><text:a xlink:type="simple" xlink:href="https://www.legislation.gov.uk/ukpga/2018/12" text:style-name="Internet_20_link" text:visited-style-name="Visited_20_Internet_20_Link"><text:span text:style-name="T55">https://www.legislation.gov.uk/ukpga/2018/12</text:span></text:a><text:span text:style-name="T55"> </text:span><text:span text:style-name="T56">(Accessed: </text:span><text:span text:style-name="T57">5 May</text:span><text:span text:style-name="T56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6">Accessed: </text:span><text:span text:style-name="T57">5</text:span><text:span text:style-name="T56"> </text:span><text:span text:style-name="T57">May</text:span><text:span text:style-name="T56"> 2026</text:span>).</text:p>
      <text:p text:style-name="P30">National Cyber Security Centre <text:span text:style-name="T58">(2021) </text:span><text:span text:style-name="T59">Top tips for staying secure online.</text:span><text:span text:style-name="T5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8">https://www.ncsc.gov.uk/collection/top-tips-for-staying-secure-online/always-back-up-your-most-important-data#section_3</text:span></text:a><text:span text:style-name="T58"> (Accessed 5 May 2026).</text:span></text:p>
      <text:p text:style-name="P31"/>
      <text:p text:style-name="P32"><text:soft-page-break/><text:span text:style-name="T6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/>
      <text:p text:style-name="P33">Rubber Duck Debugging <text:span text:style-name="T58">(n.d.) </text:span><text:span text:style-name="T59">Debugging Software with a Rubber Ducky. </text:span><text:span text:style-name="T61">Available at: </text:span><text:a xlink:type="simple" xlink:href="https://rubberduckdebugging.com/" text:style-name="Internet_20_link" text:visited-style-name="Visited_20_Internet_20_Link"><text:span text:style-name="T61">https://rubberduckdebugging.com/</text:span></text:a><text:span text:style-name="T61"> (Accessed: 5 May 2026)</text:span></text:p>
      <text:p text:style-name="P34"/>
      <text:p text:style-name="P35"><text:span text:style-name="T62">Luka Netzler, Brian Lovell</text:span><text:span text:style-name="T6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58">(2025) </text:span><text:span text:style-name="T59">Stable cognitive performance while adapting to intermittent fasting: A randomised controlled trial</text:span><text:span text:style-name="T61">. Available at: </text:span><text:a xlink:type="simple" xlink:href="https://journals.sagepub.com/doi/10.1177/13591053251351204" text:style-name="Internet_20_link" text:visited-style-name="Visited_20_Internet_20_Link"><text:span text:style-name="T61">https://journals.sagepub.com/doi/10.1177/13591053251351204</text:span></text:a><text:span text:style-name="T61"> (Accessed: 5 May 2026).</text:span></text:p>
      <text:p text:style-name="P38">Dominik H Pesta, Varman T Samuel <text:span text:style-name="T58">(2014) </text:span><text:span text:style-name="T59">A high-protein diet for reducing body fat: mechanisms and possible caveats.</text:span><text:span text:style-name="T58"> Available at: </text:span><text:a xlink:type="simple" xlink:href="https://link.springer.com/article/10.1186/1743-7075-11-53" text:style-name="Internet_20_link" text:visited-style-name="Visited_20_Internet_20_Link"><text:span text:style-name="T58">https://link.springer.com/article/10.1186/1743-7075-11-53</text:span></text:a><text:span text:style-name="T58"> (Accessed: 5 May 2026).</text:span></text:p>
      <text:p text:style-name="P39"/>
      <text:p text:style-name="P40">Craig A. Williamson, Jari J. Morganti, Hannah E. Smithson <text:span text:style-name="T58">(2023) </text:span><text:span text:style-name="T59">Bright-light distractions and visual performance</text:span><text:span text:style-name="T58">. Available at: </text:span><text:a xlink:type="simple" xlink:href="https://www.frontiersin.org/journals/psychology/articles/10.3389/fpsyg.2023.1088975/full" text:style-name="Internet_20_link" text:visited-style-name="Visited_20_Internet_20_Link"><text:span text:style-name="T58">https://www.frontiersin.org/journals/psychology/articles/10.3389/fpsyg.2023.1088975/full</text:span></text:a><text:span text:style-name="T58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7:50:01.622018450</dc:date>
    <meta:editing-duration>PT4H29M48S</meta:editing-duration>
    <meta:editing-cycles>116</meta:editing-cycles>
    <meta:document-statistic meta:table-count="0" meta:image-count="0" meta:object-count="0" meta:page-count="4" meta:paragraph-count="32" meta:word-count="901" meta:character-count="6522" meta:non-whitespace-character-count="5643"/>
  </office:meta>
</office:document-meta>
</file>